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4.646cm" fo:min-width="5.896cm" fo:padding-top="0.177cm" fo:padding-bottom="0.177cm" fo:padding-left="0.302cm" fo:padding-right="0.3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4" draw:layer="layout" svg:width="6.5cm" svg:height="5cm" svg:x="3cm" svg:y="4cm">
          <text:p text:style-name="P1"><text:span text:style-name="T1">WiFi NSI – Salle 247</text:span></text:p>
          <text:p text:style-name="P2"><text:span text:style-name="T2"/></text:p>
          <text:p text:style-name="P3"><text:span text:style-name="T3">SSID <text:s text:c="8"/>: NSI</text:span></text:p>
          <text:p text:style-name="P3"><text:span text:style-name="T3">Mot de passe : nsimechain</text:span></text:p>
          <text:p text:style-name="P3"><text:span text:style-name="T3">Réseau <text:s text:c="6"/>: 192.168.247.0/24</text:span></text:p>
          <text:p text:style-name="P3"><text:span text:style-name="T3">Passerelle <text:s text:c="2"/>: 192.168.247.1</text:span></text:p>
          <text:p text:style-name="P3"><text:span text:style-name="T3">DHCP start <text:s text:c="2"/>: 192.168.247.100</text:span></text:p>
          <text:p text:style-name="P3"><text:span text:style-name="T4">DHCP end  <text:s text:c="3"/>: 192.168.247.14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4:40:29.452626895</meta:creation-date>
    <dc:date>2025-06-11T14:51:15.586258450</dc:date>
    <meta:editing-duration>PT12S</meta:editing-duration>
    <meta:editing-cycles>1</meta:editing-cycles>
    <meta:document-statistic meta:object-count="1"/>
    <meta:generator>LibreOffice/24.2.7.2$Linux_X86_64 LibreOffice_project/420$Build-2</meta:generator>
  </office:meta>
</office:document-meta>
</file>